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0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1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2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3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8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5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 style:font-size-asian="14pt" style:font-size-complex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14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8pt" style:font-size-asian="8pt" style:font-size-complex="8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 style:font-size-asian="8pt" style:font-size-complex="8pt"/>
    </style:style>
    <style:style style:name="P11" style:family="paragraph">
      <style:paragraph-properties fo:text-align="center" style:writing-mode="lr-tb"/>
      <style:text-properties fo:color="#00a933" loext:opacity="100%" style:font-name="Hack Nerd Font Mono1" fo:font-size="7pt" fo:letter-spacing="-0.03cm" style:font-size-asian="7pt" style:font-size-complex="7pt"/>
    </style:style>
    <style:style style:name="P1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fo:letter-spacing="-0.03cm" style:font-size-asian="7pt" style:font-size-complex="7pt"/>
    </style:style>
    <style:style style:name="P13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1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5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16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20" style:family="paragraph">
      <style:paragraph-properties fo:text-align="center" style:writing-mode="lr-tb"/>
      <style:text-properties fo:color="#999999" loext:opacity="100%" fo:font-size="10pt"/>
    </style:style>
    <style:style style:name="P21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3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35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3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37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3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style:font-name="Hack Nerd Font Mono1" fo:font-size="14pt" style:font-size-asian="14pt" style:font-size-complex="14pt"/>
    </style:style>
    <style:style style:name="T2" style:family="text">
      <style:text-properties fo:color="#2a6099" loext:opacity="100%" style:font-name="Hack Nerd Font Mono1" fo:font-size="14pt"/>
    </style:style>
    <style:style style:name="T3" style:family="text">
      <style:text-properties style:font-name="Hack Nerd Font Mono1" fo:font-size="14pt"/>
    </style:style>
    <style:style style:name="T4" style:family="text">
      <style:text-properties style:font-name="Hack Nerd Font Mono1" fo:font-size="14pt" fo:letter-spacing="-0.03cm" style:font-size-asian="14pt" style:font-size-complex="14pt"/>
    </style:style>
    <style:style style:name="T5" style:family="text">
      <style:text-properties fo:color="#00a933" loext:opacity="100%" style:font-name="Hack Nerd Font Mono1" fo:font-size="9pt"/>
    </style:style>
    <style:style style:name="T6" style:family="text">
      <style:text-properties style:font-name="Hack Nerd Font Mono1" fo:font-size="8pt" style:font-size-asian="8pt" style:font-size-complex="8pt"/>
    </style:style>
    <style:style style:name="T7" style:family="text">
      <style:text-properties style:font-name="Hack Nerd Font Mono1" fo:font-size="7pt" fo:letter-spacing="-0.03cm" style:font-size-asian="7pt" style:font-size-complex="7pt"/>
    </style:style>
    <style:style style:name="T8" style:family="text">
      <style:text-properties fo:color="#00a933" loext:opacity="100%" style:font-name="Hack Nerd Font Mono1" fo:font-size="7pt" style:font-size-asian="7pt" style:font-size-complex="7pt"/>
    </style:style>
    <style:style style:name="T9" style:family="text">
      <style:text-properties fo:color="#2a6099" loext:opacity="100%" style:font-name="Hack Nerd Font Mono1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fo:font-size="10pt"/>
    </style:style>
    <style:style style:name="T12" style:family="text">
      <style:text-properties fo:color="#2a6099" loext:opacity="100%" style:font-name="Hack Nerd Font Mono1" fo:font-size="10pt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Hack Nerd Font Mono1" fo:font-size="8pt"/>
    </style:style>
    <style:style style:name="T15" style:family="text">
      <style:text-properties fo:color="#00a933" loext:opacity="100%" style:font-name="Hack Nerd Font Mono1" fo:font-size="8pt"/>
    </style:style>
    <style:style style:name="T16" style:family="text">
      <style:text-properties fo:color="#00a933" loext:opacity="100%" style:font-name="Hack Nerd Font Mono1" fo:font-size="6pt" fo:letter-spacing="-0.03cm" style:font-size-asian="6pt" style:font-size-complex="6pt"/>
    </style:style>
    <style:style style:name="T17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4">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1.957cm" svg:y="1.451cm">
          <text:p text:style-name="P9"><text:span text:style-name="T6">t</text:span><text:span text:style-name="T6">a</text:span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4cm" svg:height="1.249cm" svg:x="1.957cm" svg:y="2.951cm">
          <text:p text:style-name="P11"><text:span text:style-name="T7">esc</text:span></text:p>
          <text:p text:style-name="P11"><text:span text:style-name="T7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 text:style-name="P13"><text:span text:style-name="T8">;</text:span></text:p>
          <text:p text:style-name="P13"><text:span text:style-name="T8">al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 text:style-name="P13"><text:span text:style-name="T8">,</text:span></text:p>
          <text:p text:style-name="P13"><text:span text:style-name="T8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75cm" svg:height="1.249cm" svg:x="8.5cm" svg:y="6.5cm">
          <text:p text:style-name="P13"><text:span text:style-name="T8">space</text:span></text:p>
          <text:p text:style-name="P13"><text:span text:style-name="T8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9">Bsp</text:span></text:p>
          <text:p text:style-name="P15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4" draw:layer="layout" svg:width="1.524cm" svg:height="1.249cm" svg:x="14.476cm" svg:y="6cm">
          <text:p text:style-name="P13"><text:span text:style-name="T8">:</text:span></text:p>
          <text:p text:style-name="P13"><text:span text:style-name="T8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5cm" svg:height="1.249cm" svg:x="12.75cm" svg:y="6.251cm">
          <text:p text:style-name="P17"><text:span text:style-name="T10">.</text:span></text:p>
          <text:p text:style-name="P17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4" draw:layer="layout" svg:width="1.75cm" svg:height="1.249cm" svg:x="10.75cm" svg:y="6.5cm">
          <text:p text:style-name="P13"><text:span text:style-name="T8">enter</text:span></text:p>
          <text:p text:style-name="P19"><text:span text:style-name="T8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2">Wh</text:span></text:p>
          <text:p text:style-name="P25"><text:span text:style-name="T1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2">Wh</text:span></text:p>
          <text:p text:style-name="P25"><text:span text:style-name="T12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215cm" svg:height="1.25cm" svg:x="3.414cm" svg:y="1.2cm">
          <text:p text:style-name="P25"><text:span text:style-name="T13">Wh </text:span><text:span text:style-name="T12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2">Wh</text:span></text:p>
          <text:p text:style-name="P25"><text:span text:style-name="T12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2.7cm">
          <text:p text:style-name="P15"><text:span text:style-name="T14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2.45cm">
          <text:p text:style-name="P15"><text:span text:style-name="T14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2.7cm">
          <text:p text:style-name="P15"><text:span text:style-name="T14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4" draw:layer="layout" svg:width="1.524cm" svg:height="1.249cm" svg:x="14.476cm" svg:y="6cm">
          <text:p text:style-name="P13"><text:span text:style-name="T8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5cm" svg:height="1.249cm" svg:x="12.75cm" svg:y="6.251cm">
          <text:p text:style-name="P17"><text:span text:style-name="T10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4" draw:layer="layout" svg:width="1.432cm" svg:height="1.249cm" svg:x="11cm" svg:y="6.501cm">
          <text:p text:style-name="P13"><text:span text:style-name="T8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Pg</text:span></text:p>
          <text:p text:style-name="P28"><text:span text:style-name="T1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Pg</text:span></text:p>
          <text:p text:style-name="P28"><text:span text:style-name="T1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29"><text:span text:style-name="T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29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29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29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3.95cm">
          <text:p text:style-name="P15"><text:span text:style-name="T14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4.2cm">
          <text:p text:style-name="P15"><text:span text:style-name="T14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4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3.37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1.451cm">
          <text:p text:style-name="P15"><text:span text:style-name="T14">Vol</text:span></text:p>
          <text:p text:style-name="P15"><text:span text:style-name="T14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1" draw:layer="layout" svg:width="1.219cm" svg:height="1.25cm" svg:x="13.37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1" draw:layer="layout" svg:width="1.219cm" svg:height="1.25cm" svg:x="14.834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1" draw:layer="layout" svg:width="1.219cm" svg:height="1.25cm" svg:x="16.29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2" draw:layer="layout" svg:width="1.218cm" svg:height="1.249cm" svg:x="17.783cm" svg:y="2.951cm">
          <text:p text:style-name="P28"><text:span text:style-name="T14">Vol</text:span></text:p>
          <text:p text:style-name="P28"><text:span text:style-name="T14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4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4.83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19cm" svg:height="1.25cm" svg:x="16.29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18cm" svg:height="1.249cm" svg:x="17.783cm" svg:y="4.451cm">
          <text:p text:style-name="P15"><text:span text:style-name="T14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4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4" draw:text-style-name="P34" draw:layer="layout" svg:width="1.464cm" svg:height="1.249cm" svg:x="7.786cm" svg:y="1.451cm">
          <text:p text:style-name="P33"><text:span text:style-name="T15">pr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464cm" svg:height="1.249cm" svg:x="7.786cm" svg:y="2.951cm">
          <text:p text:style-name="P35"><text:span text:style-name="T16">s(prin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46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0.95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0.95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0.95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1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1.2cm">
          <text:p text:style-name="P37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0.95cm">
          <text:p text:style-name="P37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1.2cm">
          <text:p text:style-name="P37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2.7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2.45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2.7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2.951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2.7cm">
          <text:p text:style-name="P37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2.45cm">
          <text:p text:style-name="P37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2.7cm">
          <text:p text:style-name="P37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2.951cm">
          <text:p text:style-name="P37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4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3.95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4.2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4.451cm">
          <text:p text:style-name="P37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71cm" svg:y="4.2cm">
          <text:p text:style-name="P37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34cm" svg:y="3.95cm">
          <text:p text:style-name="P37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7cm" svg:y="4.2cm">
          <text:p text:style-name="P37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4.451cm">
          <text:p text:style-name="P37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21" draw:layer="layout" svg:width="2.75cm" svg:height="0.5cm" svg:x="0cm" svg:y="0cm">
          <text:p text:style-name="P20"><text:span text:style-name="T11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2-28T19:35:54.519706292</dc:date>
    <meta:editing-duration>PT17H44M45S</meta:editing-duration>
    <meta:editing-cycles>21</meta:editing-cycles>
    <meta:generator>LibreOffice/7.4.3.2$Linux_X86_64 LibreOffice_project/40$Build-2</meta:generator>
    <meta:document-statistic meta:object-count="813"/>
  </office:meta>
</office:document-meta>
</file>